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646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2.9807in"/>
    </style:style>
    <style:style style:name="co6" style:family="table-column">
      <style:table-column-properties fo:break-before="auto" style:column-width="2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bf0041"/>
    </style:style>
    <style:style style:name="ce11" style:family="table-cell" style:parent-style-name="Default" style:data-style-name="N104">
      <style:table-cell-properties fo:background-color="transparent"/>
    </style:style>
    <style:style style:name="ce5" style:family="table-cell" style:parent-style-name="Default" style:data-style-name="N104">
      <style:table-cell-properties fo:background-color="#dddddd"/>
    </style:style>
    <style:style style:name="ce4" style:family="table-cell" style:parent-style-name="Default" style:data-style-name="N104"/>
    <style:style style:name="ce14" style:family="table-cell" style:parent-style-name="Default" style:data-style-name="N104">
      <style:table-cell-properties fo:background-color="#bf0041"/>
    </style:style>
    <style:style style:name="ce15" style:family="table-cell" style:parent-style-name="Default" style:data-style-name="N104">
      <style:table-cell-properties fo:background-color="#b2b2b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Use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Dremel w/ Aluminum Oxide Grinding Stone and EZ Lock Metal Cutting wheel</text:p>
          </table:table-cell>
          <table:table-cell office:value-type="string" calcext:value-type="string">
            <text:p>Cut aluminum enclosure, wood, and sand part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oldering Iron</text:p>
          </table:table-cell>
          <table:table-cell table:style-name="ce2" office:value-type="string" calcext:value-type="string">
            <text:p>Solder the enclosure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Kester Flux Pen</text:p>
          </table:table-cell>
          <table:table-cell office:value-type="string" calcext:value-type="string">
            <text:p>Clean solder pad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24x36 inch Laser cutter</text:p>
          </table:table-cell>
          <table:table-cell table:style-name="ce2" office:value-type="string" calcext:value-type="string">
            <text:p>Cut altitude and azimuth pulleys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lectric Drill</text:p>
          </table:table-cell>
          <table:table-cell office:value-type="string" calcext:value-type="string">
            <text:p>Drill holes into the base and enclosure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6.4008in" svg:y="0.8315in" draw:caption-point-x="-0.2402in" draw:caption-point-y="0.5945in">
              <dc:date>2021-01-03T00:00:00</dc:date>
              <text:p text:style-name="P1"><text:span text:style-name="T1">This is enough to cut our 750 tooth azimuth pulley, and our 300 tooth altitude pulley</text:span></text:p>
            </office:annotation>
            <text:p>¼ inch Acrylic, 24x24 inch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5.54" calcext:value-type="currency">
            <text:p>$35.54</text:p>
          </table:table-cell>
          <table:table-cell table:formula="of:=PRODUCT([.B9:.C9])" office:value-type="currency" office:currency="USD" office:value="35.54" calcext:value-type="currency">
            <text:p>$35.54</text:p>
          </table:table-cell>
          <table:table-cell office:value-type="string" calcext:value-type="string">
            <text:p>Altitude and azimuth pulleys</text:p>
          </table:table-cell>
          <table:table-cell office:value-type="string" calcext:value-type="string">
            <text:p><text:a xlink:href="https://www.ebay.com/itm/ACRYLIC-PLEXIGLASS-SHEET-CLEAR-WATER-RESISTANT-MULTIPURPOSE-1-4-THICK/283911945937" xlink:type="simple">Ebay</text:a></text:p>
          </table:table-cell>
        </table:table-row>
        <table:table-row table:style-name="ro1">
          <table:table-cell table:style-name="ce2" office:value-type="string" calcext:value-type="string">
            <text:p>Aluminum Enclosure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13.43" calcext:value-type="currency">
            <text:p>$13.43</text:p>
          </table:table-cell>
          <table:table-cell table:style-name="ce5" table:formula="of:=PRODUCT([.B10:.C10])" office:value-type="currency" office:currency="USD" office:value="13.43" calcext:value-type="currency">
            <text:p>$13.43</text:p>
          </table:table-cell>
          <table:table-cell table:style-name="ce2" office:value-type="string" calcext:value-type="string">
            <text:p>Houses the PCB</text:p>
          </table:table-cell>
          <table:table-cell table:style-name="ce2" office:value-type="string" calcext:value-type="string">
            <text:p><text:a xlink:href="https://www.ebay.com/itm/Black-DIY-Aluminum-Electronic-Box-Instrument-Meter-Enclosure-Case-120x97x40mm/272979692869" xlink:type="simple">Ebay</text:a>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1.1413in" svg:height="1.1677in" svg:x="6.4008in" svg:y="1.187in" draw:caption-point-x="-0.2402in" draw:caption-point-y="0.5945in">
              <dc:date>2021-01-08T00:00:00</dc:date>
              <text:p text:style-name="P1"><text:span text:style-name="T1">You may be able to find equivalents as “Construction Screws” or “Pan Head Wood Screws”</text:span></text:p>
            </office:annotation>
            <text:p>10 pack of #8 x 5/8 in Pan-Head Sheet Metal Screws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1.18" calcext:value-type="currency">
            <text:p>$1.18</text:p>
          </table:table-cell>
          <table:table-cell table:formula="of:=PRODUCT([.B11:.C11])" office:value-type="currency" office:currency="USD" office:value="2.36" calcext:value-type="currency">
            <text:p>$2.36</text:p>
          </table:table-cell>
          <table:table-cell office:value-type="string" calcext:value-type="string">
            <text:p>Screw in azimuth pulley and motor</text:p>
          </table:table-cell>
          <table:table-cell office:value-type="string" calcext:value-type="string">
            <text:p><text:a xlink:href="https://www.homedepot.com/p/Everbilt-8-x-5-8-in-Phillips-Pan-Head-Sheet-Metal-Screws-10-Piece-per-Pack-24811/202705833" xlink:type="simple">Home Depot</text:a></text:p>
          </table:table-cell>
        </table:table-row>
        <table:table-row table:style-name="ro1">
          <table:table-cell table:style-name="ce3" office:value-type="string" calcext:value-type="string">
            <office:annotation draw:style-name="gr3" draw:text-style-name="P2" svg:width="1.1413in" svg:height="1.6343in" svg:x="6.4008in" svg:y="1.365in" draw:caption-point-x="-0.2402in" draw:caption-point-y="0.5945in">
              <dc:date>2021-01-08T00:00:00</dc:date>
              <text:p text:style-name="P1"><text:span text:style-name="T1">These are actually 99 104/2057 (~99.05) to 1, not exactly 100:1. The “High Precision” motors have too thick a gearbox to be used.</text:span></text:p>
            </office:annotation>
            <text:p>100:1 Nema 17 Stepper Mot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29.46" calcext:value-type="currency">
            <office:annotation draw:style-name="gr4" draw:text-style-name="P2" svg:width="1.1413in" svg:height="0.7083in" svg:x="11.3209in" svg:y="1.365in" draw:caption-point-x="-0.2402in" draw:caption-point-y="0.5945in">
              <dc:date>2021-01-03T00:00:00</dc:date>
              <text:p text:style-name="P1"><text:span text:style-name="T1">Shipping isn’t free.</text:span></text:p>
            </office:annotation>
            <text:p>$29.46</text:p>
          </table:table-cell>
          <table:table-cell table:style-name="ce5" table:formula="of:=PRODUCT([.B12:.C12])" office:value-type="currency" office:currency="USD" office:value="58.92" calcext:value-type="currency">
            <text:p>$58.92</text:p>
          </table:table-cell>
          <table:table-cell table:style-name="ce2" office:value-type="string" calcext:value-type="string">
            <text:p>Drive each axis</text:p>
          </table:table-cell>
          <table:table-cell table:style-name="ce2" office:value-type="string" calcext:value-type="string">
            <text:p><text:a xlink:href="https://www.omc-stepperonline.com/economy-planetary-gearbox/nema-17-stepper-motor-bipolar-l48mm-w-gear-raio-1001-planetary-gearbox-17hs19-1684s-pg100.html?mfp=161-motor-nema-size%5BNema%2017%5D" xlink:type="simple">StepperOnline</text:a></text:p>
          </table:table-cell>
        </table:table-row>
        <table:table-row table:style-name="ro1">
          <table:table-cell office:value-type="string" calcext:value-type="string">
            <office:annotation draw:style-name="gr5" draw:text-style-name="P2" svg:width="1.1413in" svg:height="1.4787in" svg:x="6.4008in" svg:y="1.5425in" draw:caption-point-x="-0.2402in" draw:caption-point-y="0.5945in">
              <dc:date>2021-01-08T00:00:00</dc:date>
              <text:p text:style-name="P1"><text:span text:style-name="T1">Make sure you use the one for Economy motors, not High Precision motors.</text:span></text:p>
            </office:annotation>
            <text:p>Nema 17 Bracket for Economy Planetary Motors</text:p>
          </table:table-cell>
          <table:table-cell office:value-type="float" office:value="3" calcext:value-type="float">
            <text:p>3</text:p>
          </table:table-cell>
          <table:table-cell table:style-name="ce4" office:value-type="currency" office:currency="USD" office:value="1.47" calcext:value-type="currency">
            <text:p>$1.47</text:p>
          </table:table-cell>
          <table:table-cell table:formula="of:=PRODUCT([.B13:.C13])" office:value-type="currency" office:currency="USD" office:value="4.41" calcext:value-type="currency">
            <text:p>$4.41</text:p>
          </table:table-cell>
          <table:table-cell office:value-type="string" calcext:value-type="string">
            <text:p>Mount stepper motors</text:p>
          </table:table-cell>
          <table:table-cell office:value-type="string" calcext:value-type="string">
            <text:p><text:a xlink:href="https://www.omc-stepperonline.com/nema-17-bracket-for-stepper-motor-and-geared-stepper-motor-alloy-steel-bracket-st-m1.html" xlink:type="simple">StepperOnline</text:a></text:p>
          </table:table-cell>
        </table:table-row>
        <table:table-row table:style-name="ro1">
          <table:table-cell table:style-name="ce2" office:value-type="string" calcext:value-type="string">
            <text:p>Velcro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5" table:formula="of:=PRODUCT([.B14:.C14])" office:value-type="currency" office:currency="USD" office:value="7.47" calcext:value-type="currency">
            <text:p>$7.47</text:p>
          </table:table-cell>
          <table:table-cell table:style-name="ce2" office:value-type="string" calcext:value-type="string">
            <text:p>Mount belt guard, enclosure, altitude bearings</text:p>
          </table:table-cell>
          <table:table-cell table:style-name="ce2" office:value-type="string" calcext:value-type="string">
            <text:p><text:a xlink:href="https://www.amazon.com/VELCRO-Brand-Fasteners-Perfect-General/dp/B000TGSPV6" xlink:type="simple">Amazon</text:a></text:p>
          </table:table-cell>
        </table:table-row>
        <table:table-row table:style-name="ro1">
          <table:table-cell office:value-type="string" calcext:value-type="string">
            <text:p>GT2 6mm Closed Loop Belt, 1524mm Length (762TW6)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3.29" calcext:value-type="currency">
            <office:annotation draw:style-name="gr4" draw:text-style-name="P2" svg:width="1.1413in" svg:height="0.7083in" svg:x="11.3209in" svg:y="1.898in" draw:caption-point-x="-0.2402in" draw:caption-point-y="0.5945in">
              <dc:date>2021-01-03T00:00:00</dc:date>
              <text:p text:style-name="P1"><text:span text:style-name="T1">Shipping isn’t free.</text:span></text:p>
            </office:annotation>
            <text:p>$3.29</text:p>
          </table:table-cell>
          <table:table-cell table:formula="of:=PRODUCT([.B15:.C15])" office:value-type="currency" office:currency="USD" office:value="3.29" calcext:value-type="currency">
            <text:p>$3.29</text:p>
          </table:table-cell>
          <table:table-cell office:value-type="string" calcext:value-type="string">
            <text:p>Azimuth Belt</text:p>
          </table:table-cell>
          <table:table-cell office:value-type="string" calcext:value-type="string">
            <text:p><text:a xlink:href="https://www.ebay.com/itm/2GT-6mm-3D-Printer-GT2-Timing-Belt-Loop-Closed-2mm-Pitch-102-150-200-500-1350/142829943316" xlink:type="simple">Ebay</text:a></text:p>
          </table:table-cell>
        </table:table-row>
        <table:table-row table:style-name="ro1">
          <table:table-cell table:style-name="ce2" office:value-type="string" calcext:value-type="string">
            <text:p>GT2 6mm Closed Loop Belt, 1000mm Length (2GT 500 Teeth)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style-name="ce5" table:formula="of:=PRODUCT([.B16:.C16])" office:value-type="currency" office:currency="USD" office:value="7.99" calcext:value-type="currency">
            <text:p>$7.99</text:p>
          </table:table-cell>
          <table:table-cell table:style-name="ce2" office:value-type="string" calcext:value-type="string">
            <text:p>Altitude Belt</text:p>
          </table:table-cell>
          <table:table-cell table:style-name="ce2" office:value-type="string" calcext:value-type="string">
            <text:p><text:a xlink:href="https://www.ebay.com/itm/GT2-Timing-Belt-Fiberglass-Reinforced-Width-6mm-Pitch-2mm-for-3D-Printer-CNC/152834326397?ssPageName=STRK%3AMEBIDX%3AIT&amp;_trksid=p2057872.m2749.l2649" xlink:type="simple">Ebay</text:a></text:p>
          </table:table-cell>
        </table:table-row>
        <table:table-row table:style-name="ro1">
          <table:table-cell office:value-type="string" calcext:value-type="string">
            <text:p>8 pack of #8 – 32 Machine Screw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.18" calcext:value-type="currency">
            <text:p>$1.18</text:p>
          </table:table-cell>
          <table:table-cell table:formula="of:=PRODUCT([.B17:.C17])" office:value-type="currency" office:currency="USD" office:value="1.18" calcext:value-type="currency">
            <text:p>$1.18</text:p>
          </table:table-cell>
          <table:table-cell office:value-type="string" calcext:value-type="string">
            <text:p>Mount altitude motor</text:p>
          </table:table-cell>
          <table:table-cell office:value-type="string" calcext:value-type="string">
            <text:p><text:a xlink:href="https://www.homedepot.com/p/8-32-x-3-4-in-Combo-Round-Head-Zinc-Plated-Machine-Screw-8-Pack-803101/204274613" xlink:type="simple">Home Depot</text:a></text:p>
          </table:table-cell>
        </table:table-row>
        <table:table-row table:style-name="ro1">
          <table:table-cell table:style-name="ce2" office:value-type="string" calcext:value-type="string">
            <text:p>4 pack of #8 – 32 Nylon Locknuts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1.18" calcext:value-type="currency">
            <text:p>$1.18</text:p>
          </table:table-cell>
          <table:table-cell table:style-name="ce5" table:formula="of:=PRODUCT([.B18:.C18])" office:value-type="currency" office:currency="USD" office:value="2.36" calcext:value-type="currency">
            <text:p>$2.36</text:p>
          </table:table-cell>
          <table:table-cell table:style-name="ce2" office:value-type="string" calcext:value-type="string">
            <text:p>Mount altitude motor</text:p>
          </table:table-cell>
          <table:table-cell table:style-name="ce2" office:value-type="string" calcext:value-type="string">
            <text:p><text:a xlink:href="https://www.homedepot.com/p/Everbilt-8-32-Stainless-Steel-Nylon-Lock-Nut-4-Pack-800101/204274164" xlink:type="simple">Home Depot</text:a></text:p>
          </table:table-cell>
        </table:table-row>
        <table:table-row table:style-name="ro1">
          <table:table-cell office:value-type="string" calcext:value-type="string">
            <text:p>2 pack of 0.5 inch Nylon Spacer (0.5 inch Outer Diameter, 0.194 inch Inner Diameter)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84" calcext:value-type="currency">
            <text:p>$0.84</text:p>
          </table:table-cell>
          <table:table-cell table:formula="of:=PRODUCT([.B19:.C19])" office:value-type="currency" office:currency="USD" office:value="1.68" calcext:value-type="currency">
            <text:p>$1.68</text:p>
          </table:table-cell>
          <table:table-cell office:value-type="string" calcext:value-type="string">
            <text:p>Mount altitude plate to base</text:p>
          </table:table-cell>
          <table:table-cell office:value-type="string" calcext:value-type="string">
            <text:p><text:a xlink:href="https://www.homedepot.com/p/Everbilt-0-194-in-x-1-2-in-x-1-2-in-Nylon-Outer-Diameter-Spacer-2-Piece-814978/204225909" xlink:type="simple">Home Depot</text:a></text:p>
          </table:table-cell>
        </table:table-row>
        <table:table-row table:style-name="ro1">
          <table:table-cell table:style-name="ce2" office:value-type="string" calcext:value-type="string">
            <office:annotation draw:style-name="gr4" draw:text-style-name="P2" svg:width="1.1413in" svg:height="0.7083in" svg:x="6.4008in" svg:y="2.787in" draw:caption-point-x="-0.2402in" draw:caption-point-y="0.5945in">
              <dc:date>2021-04-12T00:00:00</dc:date>
              <text:p text:style-name="P1"><text:span text:style-name="T1">As far as I know, wood type doesn’t really matter</text:span></text:p>
            </office:annotation>
            <text:p>¼ x 4 inch Wood Board (8+ inches)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2.42" calcext:value-type="currency">
            <text:p>$2.42</text:p>
          </table:table-cell>
          <table:table-cell table:style-name="ce5" table:formula="of:=PRODUCT([.B20:.C20])" office:value-type="currency" office:currency="USD" office:value="2.42" calcext:value-type="currency">
            <text:p>$2.42</text:p>
          </table:table-cell>
          <table:table-cell table:style-name="ce2" office:value-type="string" calcext:value-type="string">
            <text:p>Altitude Motor Plate</text:p>
          </table:table-cell>
          <table:table-cell table:style-name="ce2" office:value-type="string" calcext:value-type="string">
            <text:p><text:a xlink:href="https://www.homedepot.com/p/1-4-in-x-4-in-x-2-ft-Poplar-Hobby-Board-749269/206000507" xlink:type="simple">Home Depot</text:a></text:p>
          </table:table-cell>
        </table:table-row>
        <table:table-row table:style-name="ro1">
          <table:table-cell office:value-type="string" calcext:value-type="string">
            <text:p>1.5 inch x 3.5 inch (2 by 4) Lumber (8+ inches)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.68" calcext:value-type="currency">
            <text:p>$1.68</text:p>
          </table:table-cell>
          <table:table-cell table:formula="of:=PRODUCT([.B21:.C21])" office:value-type="currency" office:currency="USD" office:value="1.68" calcext:value-type="currency">
            <text:p>$1.68</text:p>
          </table:table-cell>
          <table:table-cell office:value-type="string" calcext:value-type="string">
            <text:p>Azimuth Motor Mount</text:p>
          </table:table-cell>
          <table:table-cell office:value-type="string" calcext:value-type="string">
            <text:p><text:a xlink:href="https://www.homedepot.com/p/2-in-x-4-in-x-2-ft-Premium-Southern-Yellow-Pine-Fir-Dimensional-Lumber-271736/300524945" xlink:type="simple">Home Depot</text:a></text:p>
          </table:table-cell>
        </table:table-row>
        <table:table-row table:style-name="ro1">
          <table:table-cell table:style-name="ce2" office:value-type="string" calcext:value-type="string">
            <text:p>2 pack of #8 x 1-1/4 inch Wood Screw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1.18" calcext:value-type="currency">
            <text:p>$1.18</text:p>
          </table:table-cell>
          <table:table-cell table:style-name="ce5" table:formula="of:=PRODUCT([.B22:.C22])" office:value-type="currency" office:currency="USD" office:value="2.36" calcext:value-type="currency">
            <text:p>$2.36</text:p>
          </table:table-cell>
          <table:table-cell table:style-name="ce2" office:value-type="string" calcext:value-type="string">
            <text:p>Mount altitude plate to base</text:p>
          </table:table-cell>
          <table:table-cell table:style-name="ce2" office:value-type="string" calcext:value-type="string">
            <text:p><text:a xlink:href="https://www.homedepot.com/p/Everbilt-8-x-1-1-4-in-Phillips-Flat-Head-Brass-Wood-Screw-2-Pack-809711/204275718" xlink:type="simple">Home Depot</text:a></text:p>
          </table:table-cell>
        </table:table-row>
        <table:table-row table:style-name="ro1">
          <table:table-cell table:style-name="ce9" office:value-type="string" calcext:value-type="string">
            <text:p>M3-0.50 x 45mm Machine Screws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currency" office:currency="USD" office:value="0.61" calcext:value-type="currency">
            <text:p>$0.61</text:p>
          </table:table-cell>
          <table:table-cell table:formula="of:=PRODUCT([.B23:.C23])" office:value-type="currency" office:currency="USD" office:value="4.88" calcext:value-type="currency">
            <text:p>$4.88</text:p>
          </table:table-cell>
          <table:table-cell table:style-name="ce9" office:value-type="string" calcext:value-type="string">
            <text:p>Mount motors to back brackets</text:p>
          </table:table-cell>
          <table:table-cell table:style-name="ce9" office:value-type="string" calcext:value-type="string">
            <text:p><text:a xlink:href="https://www.menards.com/main/hardware/fasteners-connectors/screws/machine-screws/midwest-fastener-reg-3mm-0-50-x-45mm-phillips-drive-zinc-flat-head-machine-screw-1-count/88574/p-1444440221947-c-8933.htm" xlink:type="simple">Menards</text:a></text:p>
          </table:table-cell>
        </table:table-row>
        <table:table-row table:style-name="ro1">
          <table:table-cell table:style-name="ce2" office:value-type="string" calcext:value-type="string">
            <text:p>5 pack of M3-0.50 x 5mm Machine Screws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99" calcext:value-type="currency">
            <text:p>$0.99</text:p>
          </table:table-cell>
          <table:table-cell table:style-name="ce5" table:formula="of:=PRODUCT([.B24:.C24])" office:value-type="currency" office:currency="USD" office:value="0.99" calcext:value-type="currency">
            <text:p>$0.99</text:p>
          </table:table-cell>
          <table:table-cell table:style-name="ce2" office:value-type="string" calcext:value-type="string">
            <text:p>Mount altitude motor to gearbox bracket</text:p>
          </table:table-cell>
          <table:table-cell table:style-name="ce2" office:value-type="string" calcext:value-type="string">
            <text:p><text:a xlink:href="https://www.menards.com/main/hardware/fasteners-connectors/screws/machine-screws/midwest-fastener-reg-3mm-0-50-x-5mm-phillips-drive-zinc-flat-head-machine-screw-5-count/88563/p-1444440217329-c-8933.htm?tid=-8922637158363539917&amp;ipos=1" xlink:type="simple">Menards</text:a></text:p>
          </table:table-cell>
        </table:table-row>
        <table:table-row table:style-name="ro1">
          <table:table-cell table:style-name="ce9" office:value-type="string" calcext:value-type="string">
            <text:p>GT2 20T Timing Pulley w/ 8mm Bore</text:p>
          </table:table-cell>
          <table:table-cell table:style-name="ce9" office:value-type="float" office:value="2" calcext:value-type="float">
            <text:p>2</text:p>
          </table:table-cell>
          <table:table-cell table:style-name="ce11" office:value-type="currency" office:currency="USD" office:value="0.99" calcext:value-type="currency">
            <text:p>$0.99</text:p>
          </table:table-cell>
          <table:table-cell table:formula="of:=PRODUCT([.B25:.C25])" office:value-type="currency" office:currency="USD" office:value="1.98" calcext:value-type="currency">
            <text:p>$1.98</text:p>
          </table:table-cell>
          <table:table-cell table:style-name="ce9" office:value-type="string" calcext:value-type="string">
            <text:p>Couple the belts to their motors</text:p>
          </table:table-cell>
          <table:table-cell table:style-name="ce9" office:value-type="string" calcext:value-type="string">
            <text:p><text:a xlink:href="https://www.ebay.com/itm/3D-printer-GT2-20T-Timing-Pulley-Alumium-Bore-5-6-35-8mm-for-2GT-Belt-Width-6mm/264801831392" xlink:type="simple">Ebay</text:a></text:p>
          </table:table-cell>
        </table:table-row>
        <table:table-row table:style-name="ro1">
          <table:table-cell table:style-name="ce2" office:value-type="string" calcext:value-type="string">
            <text:p>1/8 inch Acrylic, 20x16 inch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19.2" calcext:value-type="currency">
            <text:p>$19.20</text:p>
          </table:table-cell>
          <table:table-cell table:style-name="ce5" office:value-type="currency" office:currency="USD" office:value="19.2" calcext:value-type="currency">
            <text:p>$19.20</text:p>
          </table:table-cell>
          <table:table-cell table:style-name="ce2" office:value-type="string" calcext:value-type="string">
            <text:p>Azimuth Belt Guard</text:p>
          </table:table-cell>
          <table:table-cell table:style-name="ce2" office:value-type="string" calcext:value-type="string">
            <text:p><text:a xlink:href="https://www.amazon.com/gp/product/B07NRF2433" xlink:type="simple">Amazon</text:a></text:p>
          </table:table-cell>
        </table:table-row>
        <table:table-row table:style-name="ro1">
          <table:table-cell table:style-name="ce9" office:value-type="string" calcext:value-type="string">
            <office:annotation draw:style-name="gr4" draw:text-style-name="P2" svg:width="1.1413in" svg:height="0.7083in" svg:x="6.4008in" svg:y="4.0315in" draw:caption-point-x="-0.2402in" draw:caption-point-y="0.5945in">
              <dc:date>2021-01-03T00:00:00</dc:date>
              <text:p text:style-name="P1"><text:span text:style-name="T1">Those packs that say “Do not eat”</text:span></text:p>
            </office:annotation>
            <text:p>Silica Pack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currency" office:currency="USD" office:value="0" calcext:value-type="currency">
            <text:p>$0.00</text:p>
          </table:table-cell>
          <table:table-cell table:style-name="ce11" table:formula="of:=PRODUCT([.B27:.C27])" office:value-type="currency" office:currency="USD" office:value="0" calcext:value-type="currency">
            <text:p>$0.00</text:p>
          </table:table-cell>
          <table:table-cell table:style-name="ce9" office:value-type="string" calcext:value-type="string">
            <text:p>Limit moisture in the enclosure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5" table:formula="of:=SUM([.D9:.D27])" office:value-type="currency" office:currency="USD" office:value="172.14" calcext:value-type="currency">
            <text:p>$172.14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office:annotation draw:style-name="gr6" draw:text-style-name="P2" svg:width="1.1413in" svg:height="3.1894in" svg:x="6.4008in" svg:y="4.565in" draw:caption-point-x="-0.2402in" draw:caption-point-y="0.5945in">
              <dc:date>2021-01-08T00:00:00</dc:date>
              <text:p text:style-name="P1"><text:span text:style-name="T1">If you’re on a tight budget, you could try the STM32 board with a RoboDyn STM32F303CC, though it might be slower and I have no experience with it.</text:span></text:p>
            </office:annotation>
            <text:p>Electronics: MaxPCBv2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Use</text:p>
          </table:table-cell>
          <table:table-cell table:style-name="ce1"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5 pack of MaxPCBv2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7.2" calcext:value-type="currency">
            <office:annotation draw:style-name="gr4" draw:text-style-name="P2" svg:width="1.1413in" svg:height="0.7083in" svg:x="11.3209in" svg:y="4.7425in" draw:caption-point-x="-0.2402in" draw:caption-point-y="0.5945in">
              <dc:date>2021-01-03T00:00:00</dc:date>
              <text:p text:style-name="P1"><text:span text:style-name="T1">Shipping isn’t free, price varies.</text:span></text:p>
            </office:annotation>
            <text:p>$7.20</text:p>
          </table:table-cell>
          <table:table-cell table:formula="of:=PRODUCT([.B31:.C31])" office:value-type="currency" office:currency="USD" office:value="7.2" calcext:value-type="currency">
            <text:p>$7.2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<text:a xlink:href="https://easyeda.com/hdutton/maxpcb2" xlink:type="simple">JLCPCB, scroll down and open in editor</text:a></text:p>
          </table:table-cell>
        </table:table-row>
        <table:table-row table:style-name="ro1">
          <table:table-cell table:style-name="ce2" office:value-type="string" calcext:value-type="string">
            <text:p>Teensy 3.6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29.55" calcext:value-type="currency">
            <text:p>$29.55</text:p>
          </table:table-cell>
          <table:table-cell table:style-name="ce5" table:formula="of:=PRODUCT([.B32:.C32])" office:value-type="currency" office:currency="USD" office:value="29.55" calcext:value-type="currency">
            <text:p>$29.55</text:p>
          </table:table-cell>
          <table:table-cell table:style-name="ce2" office:value-type="string" calcext:value-type="string">
            <text:p>Main microcontroller</text:p>
          </table:table-cell>
          <table:table-cell table:style-name="ce2" office:value-type="string" calcext:value-type="string">
            <text:p><text:a xlink:href="https://www.amazon.com/PJRC-Teensy-3-6-Without-Pins/dp/B01LWQM6IQ" xlink:type="simple">Amazon</text:a></text:p>
          </table:table-cell>
        </table:table-row>
        <table:table-row table:style-name="ro1">
          <table:table-cell office:value-type="string" calcext:value-type="string">
            <text:p>2.54mm Male and Female headers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10.99" calcext:value-type="currency">
            <text:p>$10.99</text:p>
          </table:table-cell>
          <table:table-cell table:formula="of:=PRODUCT([.B33:.C33])" office:value-type="currency" office:currency="USD" office:value="10.99" calcext:value-type="currency">
            <text:p>$10.99</text:p>
          </table:table-cell>
          <table:table-cell office:value-type="string" calcext:value-type="string">
            <text:p>Headers for PCB, has <text:span text:style-name="T2">many</text:span> extras</text:p>
          </table:table-cell>
          <table:table-cell office:value-type="string" calcext:value-type="string">
            <text:p><text:a xlink:href="https://www.amazon.com/DEPEPE-2-54mm-Headers-Arduino-Prototype/dp/B074HVBTZ4" xlink:type="simple">Amazon</text:a></text:p>
          </table:table-cell>
        </table:table-row>
        <table:table-row table:style-name="ro1">
          <table:table-cell table:style-name="ce2" office:value-type="string" calcext:value-type="string">
            <text:p>WEMOS D1 Mini Pro + Antenna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12.99" calcext:value-type="currency">
            <text:p>$12.99</text:p>
          </table:table-cell>
          <table:table-cell table:style-name="ce5" table:formula="of:=PRODUCT([.B34:.C34])" office:value-type="currency" office:currency="USD" office:value="12.99" calcext:value-type="currency">
            <text:p>$12.99</text:p>
          </table:table-cell>
          <table:table-cell table:style-name="ce2" office:value-type="string" calcext:value-type="string">
            <text:p>WiFi Board</text:p>
          </table:table-cell>
          <table:table-cell table:style-name="ce2" office:value-type="string" calcext:value-type="string">
            <text:p><text:a xlink:href="https://www.amazon.com/gp/product/B07G9HZ5LM" xlink:type="simple">Amazon</text:a></text:p>
          </table:table-cell>
        </table:table-row>
        <table:table-row table:style-name="ro1">
          <table:table-cell office:value-type="string" calcext:value-type="string">
            <text:p>DS3231 I2C Module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99" calcext:value-type="currency">
            <text:p>$0.99</text:p>
          </table:table-cell>
          <table:table-cell table:formula="of:=PRODUCT([.B35:.C35])" office:value-type="currency" office:currency="USD" office:value="0.99" calcext:value-type="currency">
            <text:p>$0.99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<text:a xlink:href="https://www.ebay.com/itm/DS3231-ZS042-AT24C32-IIC-Module-Precision-RTC-Real-time-Clock-Memory-For-Arduin/393048183227" xlink:type="simple">Ebay</text:a></text:p>
          </table:table-cell>
        </table:table-row>
        <table:table-row table:style-name="ro1">
          <table:table-cell table:style-name="ce2" office:value-type="string" calcext:value-type="string">
            <office:annotation draw:style-name="gr5" draw:text-style-name="P2" svg:width="1.1413in" svg:height="1.4787in" svg:x="6.4008in" svg:y="5.6315in" draw:caption-point-x="-0.2402in" draw:caption-point-y="0.5945in">
              <dc:date>2021-01-03T00:00:00</dc:date>
              <text:p text:style-name="P1"><text:span text:style-name="T1">These drivers are very good and work without any modifications required or heatsinks. You can use other drivers, though.</text:span></text:p>
            </office:annotation>
            <text:p>TMC5160 SilentStepStick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14.91" calcext:value-type="currency">
            <text:p>$14.91</text:p>
          </table:table-cell>
          <table:table-cell table:style-name="ce5" table:formula="of:=PRODUCT([.B36:.C36])" office:value-type="currency" office:currency="USD" office:value="29.82" calcext:value-type="currency">
            <text:p>$29.82</text:p>
          </table:table-cell>
          <table:table-cell table:style-name="ce2" office:value-type="string" calcext:value-type="string">
            <text:p>Stepper Motor Drivers</text:p>
          </table:table-cell>
          <table:table-cell table:style-name="ce2" office:value-type="string" calcext:value-type="string">
            <office:annotation draw:style-name="gr4" draw:text-style-name="P2" svg:width="1.1413in" svg:height="0.7083in" svg:x="17.7748in" svg:y="5.6315in" draw:caption-point-x="-0.2402in" draw:caption-point-y="0.5945in">
              <dc:date>2021-01-08T00:00:00</dc:date>
              <text:p text:style-name="P1"><text:span text:style-name="T1">Mouser does not have free shipping.</text:span></text:p>
            </office:annotation>
            <text:p><text:a xlink:href="https://www.mouser.com/ProductDetail/700-TMC5160SILENTSTE/" xlink:type="simple">Mouser</text:a></text:p>
          </table:table-cell>
        </table:table-row>
        <table:table-row table:style-name="ro1">
          <table:table-cell office:value-type="string" calcext:value-type="string">
            <text:p>2 kHz Passive Piezo Buzzer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75" calcext:value-type="currency">
            <text:p>$0.75</text:p>
          </table:table-cell>
          <table:table-cell table:formula="of:=PRODUCT([.B37:.C37])" office:value-type="currency" office:currency="USD" office:value="0.75" calcext:value-type="currency">
            <text:p>$0.75</text:p>
          </table:table-cell>
          <table:table-cell office:value-type="string" calcext:value-type="string">
            <text:p>Beeps at the end of slews</text:p>
          </table:table-cell>
          <table:table-cell office:value-type="string" calcext:value-type="string">
            <text:p><text:a xlink:href="https://www.mouser.com/ProductDetail/490-CEM-1203(42)/" xlink:type="simple">Mouser</text:a></text:p>
          </table:table-cell>
        </table:table-row>
        <table:table-row table:style-name="ro1">
          <table:table-cell table:style-name="ce3" office:value-type="string" calcext:value-type="string">
            <text:p>25V 100uF 5x11 Electrolytic Capacit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0.29" calcext:value-type="currency">
            <text:p>$0.29</text:p>
          </table:table-cell>
          <table:table-cell table:style-name="ce5" table:formula="of:=PRODUCT([.B38:.C38])" office:value-type="currency" office:currency="USD" office:value="0.58" calcext:value-type="currency">
            <text:p>$0.58</text:p>
          </table:table-cell>
          <table:table-cell table:style-name="ce2"/>
          <table:table-cell table:style-name="ce2" office:value-type="string" calcext:value-type="string">
            <text:p><text:a xlink:href="https://www.mouser.com/ProductDetail/647-UVY1E101MDD/" xlink:type="simple">Mouser</text:a></text:p>
          </table:table-cell>
        </table:table-row>
        <table:table-row table:style-name="ro1">
          <table:table-cell office:value-type="string" calcext:value-type="string">
            <text:p>1N4001G 50V Rectifie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21" calcext:value-type="currency">
            <text:p>$0.21</text:p>
          </table:table-cell>
          <table:table-cell table:formula="of:=PRODUCT([.B39:.C39])" office:value-type="currency" office:currency="USD" office:value="0.42" calcext:value-type="currency">
            <text:p>$0.42</text:p>
          </table:table-cell>
          <table:table-cell/>
          <table:table-cell office:value-type="string" calcext:value-type="string">
            <text:p><text:a xlink:href="https://www.mouser.com/ProductDetail/863-1N4001G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Green LE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51" calcext:value-type="currency">
            <text:p>$0.51</text:p>
          </table:table-cell>
          <table:table-cell table:style-name="ce5" table:formula="of:=PRODUCT([.B40:.C40])" office:value-type="currency" office:currency="USD" office:value="0.51" calcext:value-type="currency">
            <text:p>$0.51</text:p>
          </table:table-cell>
          <table:table-cell table:style-name="ce2" office:value-type="string" calcext:value-type="string">
            <text:p>Status LED</text:p>
          </table:table-cell>
          <table:table-cell table:style-name="ce2" office:value-type="string" calcext:value-type="string">
            <text:p><text:a xlink:href="https://www.mouser.com/ProductDetail/630-HLMP-1503-D0002/" xlink:type="simple">Mouser</text:a></text:p>
          </table:table-cell>
        </table:table-row>
        <table:table-row table:style-name="ro1">
          <table:table-cell office:value-type="string" calcext:value-type="string">
            <text:p>Yellow LED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37" calcext:value-type="currency">
            <text:p>$0.37</text:p>
          </table:table-cell>
          <table:table-cell table:formula="of:=PRODUCT([.B41:.C41])" office:value-type="currency" office:currency="USD" office:value="0.37" calcext:value-type="currency">
            <text:p>$0.37</text:p>
          </table:table-cell>
          <table:table-cell office:value-type="string" calcext:value-type="string">
            <text:p>Status LED</text:p>
          </table:table-cell>
          <table:table-cell office:value-type="string" calcext:value-type="string">
            <text:p><text:a xlink:href="https://www.mouser.com/ProductDetail/630-HLMP-1401-E0000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Red LED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49" calcext:value-type="currency">
            <text:p>$0.49</text:p>
          </table:table-cell>
          <table:table-cell table:style-name="ce5" table:formula="of:=PRODUCT([.B42:.C42])" office:value-type="currency" office:currency="USD" office:value="0.49" calcext:value-type="currency">
            <text:p>$0.49</text:p>
          </table:table-cell>
          <table:table-cell table:style-name="ce2" office:value-type="string" calcext:value-type="string">
            <text:p>Power LED</text:p>
          </table:table-cell>
          <table:table-cell table:style-name="ce2" office:value-type="string" calcext:value-type="string">
            <text:p><text:a xlink:href="https://www.mouser.com/ProductDetail/78-TLHR4600/" xlink:type="simple">Mouser</text:a></text:p>
          </table:table-cell>
        </table:table-row>
        <table:table-row table:style-name="ro1">
          <table:table-cell office:value-type="string" calcext:value-type="string">
            <office:annotation draw:style-name="gr4" draw:text-style-name="P2" svg:width="1.1413in" svg:height="1.0122in" svg:x="6.4008in" svg:y="6.876in" draw:caption-point-x="-0.2402in" draw:caption-point-y="0.5945in">
              <dc:date>2021-04-12T00:00:00</dc:date>
              <text:p text:style-name="P1">You technically only need one, but they’re cheap and you might as well get an extra.</text:p>
            </office:annotation>
            <text:p>32V 3A Fuse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23" calcext:value-type="currency">
            <text:p>$0.23</text:p>
          </table:table-cell>
          <table:table-cell table:formula="of:=PRODUCT([.B43:.C43])" office:value-type="currency" office:currency="USD" office:value="0.46" calcext:value-type="currency">
            <text:p>$0.46</text:p>
          </table:table-cell>
          <table:table-cell office:value-type="string" calcext:value-type="string">
            <text:p>Protect from drawing high current, 1 extra</text:p>
          </table:table-cell>
          <table:table-cell office:value-type="string" calcext:value-type="string">
            <text:p><text:a xlink:href="https://www.mouser.com/ProductDetail/576-0297003.WXNV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Murata 12W 24V→12V Convert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4.3" calcext:value-type="currency">
            <text:p>$4.30</text:p>
          </table:table-cell>
          <table:table-cell table:style-name="ce5" table:formula="of:=PRODUCT([.B44:.C44])" office:value-type="currency" office:currency="USD" office:value="4.3" calcext:value-type="currency">
            <text:p>$4.30</text:p>
          </table:table-cell>
          <table:table-cell table:style-name="ce2" office:value-type="string" calcext:value-type="string">
            <text:p>Regulate 12v for focuser and field derotator</text:p>
          </table:table-cell>
          <table:table-cell table:style-name="ce2" office:value-type="string" calcext:value-type="string">
            <text:p><text:a xlink:href="https://www.mouser.com/ProductDetail/580-OKI78SR12-1W36C/" xlink:type="simple">Mouser</text:a></text:p>
          </table:table-cell>
        </table:table-row>
        <table:table-row table:style-name="ro1">
          <table:table-cell office:value-type="string" calcext:value-type="string">
            <text:p>5 pin 2K Resistor Network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5" calcext:value-type="currency">
            <text:p>$0.50</text:p>
          </table:table-cell>
          <table:table-cell table:formula="of:=PRODUCT([.B45:.C45])" office:value-type="currency" office:currency="USD" office:value="1" calcext:value-type="currency">
            <text:p>$1.00</text:p>
          </table:table-cell>
          <table:table-cell/>
          <table:table-cell office:value-type="string" calcext:value-type="string">
            <text:p><text:a xlink:href="https://www.mouser.com/ProductDetail/652-4605X-1LF-2K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50V 0.33uF Multilayer Ceramic Capacit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47" calcext:value-type="currency">
            <text:p>$0.47</text:p>
          </table:table-cell>
          <table:table-cell table:style-name="ce5" table:formula="of:=PRODUCT([.B46:.C46])" office:value-type="currency" office:currency="USD" office:value="0.47" calcext:value-type="currency">
            <text:p>$0.47</text:p>
          </table:table-cell>
          <table:table-cell table:style-name="ce2"/>
          <table:table-cell table:style-name="ce2" office:value-type="string" calcext:value-type="string">
            <text:p><text:a xlink:href="https://www.mouser.com/ProductDetail/80-C322C334M5U-TR/" xlink:type="simple">Mouser</text:a></text:p>
          </table:table-cell>
        </table:table-row>
        <table:table-row table:style-name="ro1">
          <table:table-cell office:value-type="string" calcext:value-type="string">
            <text:p>35V 47uF Electrolytic Capacitor</text:p>
          </table:table-cell>
          <table:table-cell office:value-type="float" office:value="2" calcext:value-type="float">
            <text:p>2</text:p>
          </table:table-cell>
          <table:table-cell table:style-name="ce4" office:value-type="currency" office:currency="USD" office:value="0.19" calcext:value-type="currency">
            <text:p>$0.19</text:p>
          </table:table-cell>
          <table:table-cell table:formula="of:=PRODUCT([.B47:.C47])" office:value-type="currency" office:currency="USD" office:value="0.38" calcext:value-type="currency">
            <text:p>$0.38</text:p>
          </table:table-cell>
          <table:table-cell/>
          <table:table-cell office:value-type="string" calcext:value-type="string">
            <text:p><text:a xlink:href="https://www.mouser.com/ProductDetail/667-ECA-1VM470I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50V 100uF 8x11 Electrolytic Capacit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0.44" calcext:value-type="currency">
            <text:p>$0.44</text:p>
          </table:table-cell>
          <table:table-cell table:style-name="ce5" table:formula="of:=PRODUCT([.B48:.C48])" office:value-type="currency" office:currency="USD" office:value="0.88" calcext:value-type="currency">
            <text:p>$0.88</text:p>
          </table:table-cell>
          <table:table-cell table:style-name="ce2"/>
          <table:table-cell table:style-name="ce2" office:value-type="string" calcext:value-type="string">
            <text:p><text:a xlink:href="https://www.mouser.com/ProductDetail/667-EEU-FR1H101B/" xlink:type="simple">Mouser</text:a></text:p>
          </table:table-cell>
        </table:table-row>
        <table:table-row table:style-name="ro1"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85" calcext:value-type="currency">
            <text:p>$0.85</text:p>
          </table:table-cell>
          <table:table-cell table:formula="of:=PRODUCT([.B49:.C49])" office:value-type="currency" office:currency="USD" office:value="0.85" calcext:value-type="currency">
            <text:p>$0.85</text:p>
          </table:table-cell>
          <table:table-cell office:value-type="string" calcext:value-type="string">
            <text:p>Holds fuse</text:p>
          </table:table-cell>
          <table:table-cell office:value-type="string" calcext:value-type="string">
            <text:p><text:a xlink:href="https://www.mouser.com/ProductDetail/534-3568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Murata 7.5W 24V→5V Converte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4.3" calcext:value-type="currency">
            <text:p>$4.30</text:p>
          </table:table-cell>
          <table:table-cell table:style-name="ce5" table:formula="of:=PRODUCT([.B50:.C50])" office:value-type="currency" office:currency="USD" office:value="4.3" calcext:value-type="currency">
            <text:p>$4.30</text:p>
          </table:table-cell>
          <table:table-cell table:style-name="ce2" office:value-type="string" calcext:value-type="string">
            <text:p>Regulate 5v for Teensy, Wemos, and RTC</text:p>
          </table:table-cell>
          <table:table-cell table:style-name="ce2" office:value-type="string" calcext:value-type="string">
            <text:p><text:a xlink:href="https://www.mouser.com/ProductDetail/580-OKI78SR5-1.5W36C/" xlink:type="simple">Mouser</text:a></text:p>
          </table:table-cell>
        </table:table-row>
        <table:table-row table:style-name="ro1">
          <table:table-cell office:value-type="string" calcext:value-type="string">
            <text:p>50V 0.1uF Multilayer Ceramic Capacitor</text:p>
          </table:table-cell>
          <table:table-cell office:value-type="float" office:value="7" calcext:value-type="float">
            <text:p>7</text:p>
          </table:table-cell>
          <table:table-cell table:style-name="ce4" office:value-type="currency" office:currency="USD" office:value="0.33" calcext:value-type="currency">
            <text:p>$0.33</text:p>
          </table:table-cell>
          <table:table-cell table:formula="of:=PRODUCT([.B51:.C51])" office:value-type="currency" office:currency="USD" office:value="2.31" calcext:value-type="currency">
            <text:p>$2.31</text:p>
          </table:table-cell>
          <table:table-cell/>
          <table:table-cell office:value-type="string" calcext:value-type="string">
            <text:p><text:a xlink:href="https://www.mouser.com/ProductDetail/581-SR215C104KARTRX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1/4W 3.3k Ohm Resistor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" table:formula="of:=PRODUCT([.B52:.C52])" office:value-type="currency" office:currency="USD" office:value="0.2" calcext:value-type="currency">
            <text:p>$0.20</text:p>
          </table:table-cell>
          <table:table-cell table:style-name="ce2"/>
          <table:table-cell table:style-name="ce2" office:value-type="string" calcext:value-type="string">
            <text:p><text:a xlink:href="https://www.mouser.com/ProductDetail/603-CFR-25JB-52-3K3/" xlink:type="simple">Mouser</text:a></text:p>
          </table:table-cell>
        </table:table-row>
        <table:table-row table:style-name="ro1">
          <table:table-cell office:value-type="string" calcext:value-type="string">
            <text:p>1/4W 4.7k Ohm Resistor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formula="of:=PRODUCT([.B53:.C53])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mouser.com/ProductDetail/603-CFR-25JT-52-4K7/" xlink:type="simple">Mouser</text:a></text:p>
          </table:table-cell>
        </table:table-row>
        <table:table-row table:style-name="ro1">
          <table:table-cell table:style-name="ce2" office:value-type="string" calcext:value-type="string">
            <text:p>1/4W 180 Ohm Resistor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5" table:formula="of:=PRODUCT([.B54:.C54])" office:value-type="currency" office:currency="USD" office:value="0.1" calcext:value-type="currency">
            <text:p>$0.10</text:p>
          </table:table-cell>
          <table:table-cell table:style-name="ce2"/>
          <table:table-cell table:style-name="ce2" office:value-type="string" calcext:value-type="string">
            <text:p><text:a xlink:href="https://www.mouser.com/ProductDetail/603-CFR-25JB-52-180R/" xlink:type="simple">Mouser</text:a></text:p>
          </table:table-cell>
        </table:table-row>
        <table:table-row table:style-name="ro1">
          <table:table-cell office:value-type="string" calcext:value-type="string">
            <text:p>1/4W 2K Ohm Resistor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.1" calcext:value-type="currency">
            <text:p>$0.10</text:p>
          </table:table-cell>
          <table:table-cell table:formula="of:=PRODUCT([.B55:.C55])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<text:a xlink:href="https://www.mouser.com/ProductDetail/603-CFR-25JB-52-2K/" xlink:type="simple">Mouser</text:a></text:p>
          </table:table-cell>
        </table:table-row>
        <table:table-row table:style-name="ro1">
          <table:table-cell table:style-name="ce2" office:value-type="string" calcext:value-type="string">
            <office:annotation draw:style-name="gr7" draw:text-style-name="P2" svg:width="1.1413in" svg:height="1.7898in" svg:x="6.4008in" svg:y="9.187in" draw:caption-point-x="-0.2402in" draw:caption-point-y="0.5945in">
              <dc:date>2021-01-03T00:00:00</dc:date>
              <text:p text:style-name="P1"><text:span text:style-name="T1">Purchase a power jack that fits according to your power supply. This jack was compatible with my 5.5x2.1mm power supply.</text:span></text:p>
            </office:annotation>
            <text:p>6.5x2mm DC Power Jack</text:p>
          </table:table-cell>
          <table:table-cell table:style-name="ce2" office:value-type="float" office:value="1" calcext:value-type="float">
            <text:p>1</text:p>
          </table:table-cell>
          <table:table-cell office:value-type="currency" office:currency="USD" office:value="0.72" calcext:value-type="currency">
            <text:p>$0.72</text:p>
          </table:table-cell>
          <table:table-cell table:style-name="ce5" table:formula="of:=PRODUCT([.B56:.C56])" office:value-type="currency" office:currency="USD" office:value="0.72" calcext:value-type="currency">
            <text:p>$0.72</text:p>
          </table:table-cell>
          <table:table-cell table:style-name="ce2" office:value-type="string" calcext:value-type="string">
            <text:p>Power connector</text:p>
          </table:table-cell>
          <table:table-cell table:style-name="ce2" office:value-type="string" calcext:value-type="string">
            <text:p><text:a xlink:href="https://www.mouser.com/ProductDetail/490-PJ-102AH/" xlink:type="simple">Mouser</text:a></text:p>
          </table:table-cell>
        </table:table-row>
        <table:table-row table:style-name="ro1">
          <table:table-cell office:value-type="string" calcext:value-type="string">
            <office:annotation draw:style-name="gr8" draw:text-style-name="P2" svg:width="1.1413in" svg:height="1.9453in" svg:x="6.4008in" svg:y="9.365in" draw:caption-point-x="-0.2402in" draw:caption-point-y="0.5945in">
              <dc:date>2021-01-03T00:00:00</dc:date>
              <text:p text:style-name="P1"><text:span text:style-name="T1">I used an old laptop power supply that outputted 19V at up to 90W with a 5.5x2.1mm power jack. Make sure the size corresponds with the power connector you buy.</text:span></text:p>
            </office:annotation>
            <text:p>15-24V Power Supply</text:p>
          </table:table-cell>
          <table:table-cell office:value-type="float" office:value="1" calcext:value-type="float">
            <text:p>1</text:p>
          </table:table-cell>
          <table:table-cell table:style-name="ce4" office:value-type="currency" office:currency="USD" office:value="0" calcext:value-type="currency">
            <text:p>$0.00</text:p>
          </table:table-cell>
          <table:table-cell table:formula="of:=PRODUCT([.B57:.C57])" office:value-type="currency" office:currency="USD" office:value="0" calcext:value-type="currency">
            <text:p>$0.00</text:p>
          </table:table-cell>
          <table:table-cell office:value-type="string" calcext:value-type="string">
            <text:p>Provides power to the board and motors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 table:style-name="ce15" table:formula="of:=SUM([.D31:.D57])" office:value-type="currency" office:currency="USD" office:value="110.83" calcext:value-type="currency">
            <text:p>$110.83</text:p>
          </table:table-cell>
          <table:table-cell table:style-name="ce1" table:number-columns-repeated="2"/>
        </table:table-row>
        <table:table-row table:style-name="ro1">
          <table:table-cell table:style-name="ce9" table:number-columns-repeated="6"/>
        </table:table-row>
        <table:table-row table:style-name="ro1">
          <table:table-cell table:style-name="ce1" office:value-type="string" calcext:value-type="string">
            <text:p>Total Costs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4"/>
        </table:table-row>
        <table:table-row table:style-name="ro1">
          <table:table-cell table:style-name="ce9" office:value-type="string" calcext:value-type="string">
            <text:p>Hardware</text:p>
          </table:table-cell>
          <table:table-cell table:style-name="ce11" table:formula="of:=[.D28]" office:value-type="currency" office:currency="USD" office:value="172.14" calcext:value-type="currency">
            <text:p>$172.14</text:p>
          </table:table-cell>
          <table:table-cell table:style-name="ce9" table:number-columns-repeated="4"/>
        </table:table-row>
        <table:table-row table:style-name="ro1">
          <table:table-cell table:style-name="ce2" office:value-type="string" calcext:value-type="string">
            <text:p>Electronics</text:p>
          </table:table-cell>
          <table:table-cell table:style-name="ce5" table:formula="of:=([.D58])" office:value-type="currency" office:currency="USD" office:value="110.83" calcext:value-type="currency">
            <text:p>$110.83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Estimated Shipping + Taxes</text:p>
          </table:table-cell>
          <table:table-cell table:style-name="ce4" office:value-type="currency" office:currency="USD" office:value="50" calcext:value-type="currency">
            <text:p>$50.0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4" table:formula="of:=SUM([.B61:.B63])" office:value-type="currency" office:currency="USD" office:value="332.97" calcext:value-type="currency">
            <text:p>$332.97</text:p>
          </table:table-cell>
          <table:table-cell table:style-name="ce10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6:03:34.456953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3T18:48:11.756250915</meta:creation-date>
    <meta:editing-duration>P1DT7H22M11S</meta:editing-duration>
    <meta:editing-cycles>10</meta:editing-cycles>
    <meta:generator>LibreOffice/7.1.2.2$Linux_X86_64 LibreOffice_project/5751006d328844ba3fa6124ed263bbf122f0788a</meta:generator>
    <dc:date>2021-04-13T08:36:38.327688981</dc:date>
    <meta:document-statistic meta:table-count="1" meta:cell-count="301" meta:object-count="0"/>
  </office:meta>
</office:document-meta>
</file>